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0736in" svg:height="6.1236in" svg:x="1.8642in" svg:y="0.1575in">
            <draw:object draw:notify-on-update-of-ranges="Sheet1.A1:Sheet1.A256 Sheet1.B1:Sheet1.B256 Sheet1.C1:Sheet1.C256 Sheet1.D1:Sheet1.D25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3181in" svg:height="4.863in" svg:x="2.4386in" svg:y="6.5858in">
            <draw:object draw:notify-on-update-of-ranges="Sheet1.A1:Sheet1.A256 Sheet1.B1:Sheet1.B25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.3181in" svg:height="5.2835in" svg:x="2.3626in" svg:y="11.9213in">
            <draw:object draw:notify-on-update-of-ranges="Sheet1.A1:Sheet1.A256 Sheet1.C1:Sheet1.C2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0.665in" svg:height="4.863in" svg:x="2.3953in" svg:y="17.6984in">
            <draw:object draw:notify-on-update-of-ranges="Sheet1.A1:Sheet1.A256 Sheet1.D1:Sheet1.D25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22" calcext:value-type="float">
            <text:p>9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700" calcext:value-type="float">
            <text:p>27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75" calcext:value-type="float">
            <text:p>5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number-rows-repeated="104831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11T16:06:34.106177298</dc:date>
    <dc:creator>Marcin Naw</dc:creator>
    <meta:generator>LibreOffice/4.1.3.2$Linux_X86_64 LibreOffice_project/410m0$Build-2</meta:generator>
    <meta:editing-duration>PT57S</meta:editing-duration>
    <meta:editing-cycles>2</meta:editing-cycles>
    <meta:document-statistic meta:table-count="1" meta:cell-count="102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668cm" svg:height="15.555cm" xlink:href=".." xlink:type="simple" chart:class="chart:bar" chart:style-name="ch1">
        <chart:legend chart:legend-position="end" svg:x="28.722cm" svg:y="6.98cm" style:legend-expansion="high" chart:style-name="ch2"/>
        <chart:plot-area chart:style-name="ch3" table:cell-range-address="Sheet1.A1:Sheet1.D256" chart:data-source-has-labels="both" svg:x="1.624cm" svg:y="1.379cm" svg:width="25.872cm" svg:height="12.884cm">
          <chartooo:coordinate-region svg:x="2.801cm" svg:y="1.578cm" svg:width="24.695cm" svg:height="11.761cm"/>
          <chart:axis chart:dimension="x" chart:name="primary-x" chart:style-name="ch4" chartooo:axis-type="auto">
            <chartooo:date-scale/>
            <chart:title svg:x="13.749cm" svg:y="14.574cm" chart:style-name="ch5">
              <text:p>gray value</text:p>
            </chart:title>
            <chart:categories table:cell-range-address="Sheet1.A1:Sheet1.A256"/>
          </chart:axis>
          <chart:axis chart:dimension="y" chart:name="primary-y" chart:style-name="ch6">
            <chart:title svg:x="0.451cm" svg:y="8.632cm" chart:style-name="ch7">
              <text:p>occurence</text:p>
            </chart:title>
            <chart:grid chart:style-name="ch8" chart:class="major"/>
          </chart:axis>
          <chart:series chart:style-name="ch9" chart:values-cell-range-address="Sheet1.B1:Sheet1.B256" chart:label-cell-address="" chart:class="chart:bar">
            <chart:data-point chart:repeated="256"/>
          </chart:series>
          <chart:series chart:style-name="ch10" chart:values-cell-range-address="Sheet1.C1:Sheet1.C256" chart:label-cell-address="" chart:class="chart:bar">
            <chart:data-point chart:repeated="256"/>
          </chart:series>
          <chart:series chart:style-name="ch11" chart:values-cell-range-address="Sheet1.D1:Sheet1.D256" chart:label-cell-address="" chart:class="chart:bar">
            <chart:data-point chart:repeated="25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_a</text:p>
              </table:table-cell>
              <table:table-cell office:value-type="string">
                <text:p>block_b</text:p>
              </table:table-cell>
              <table:table-cell office:value-type="string">
                <text:p>block_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256</svg:desc>
                </draw:g>
              </table:table-cell>
              <table:table-cell office:value-type="float" office:value="57">
                <text:p>57</text:p>
                <draw:g>
                  <svg:desc>Sheet1.B1:Sheet1.B256</svg:desc>
                </draw:g>
              </table:table-cell>
              <table:table-cell office:value-type="float" office:value="922">
                <text:p>922</text:p>
                <draw:g>
                  <svg:desc>Sheet1.C1:Sheet1.C256</svg:desc>
                </draw:g>
              </table:table-cell>
              <table:table-cell office:value-type="float" office:value="6">
                <text:p>6</text:p>
                <draw:g>
                  <svg:desc>Sheet1.D1:Sheet1.D25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700">
                <text:p>27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575">
                <text:p>5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209cm" svg:height="12.353cm" xlink:href=".." xlink:type="simple" chart:class="chart:bar" chart:style-name="ch1">
        <chart:legend chart:legend-position="end" svg:x="24.263cm" svg:y="5.877cm" style:legend-expansion="high" chart:style-name="ch2"/>
        <chart:plot-area chart:style-name="ch3" table:cell-range-address="Sheet1.A1:Sheet1.B256" chart:data-source-has-labels="both" svg:x="0.974cm" svg:y="1.123cm" svg:width="22.241cm" svg:height="10.563cm">
          <chartooo:coordinate-region svg:x="1.595cm" svg:y="1.322cm" svg:width="21.62cm" svg:height="9.44cm"/>
          <chart:axis chart:dimension="x" chart:name="primary-x" chart:style-name="ch4" chartooo:axis-type="auto">
            <chartooo:date-scale/>
            <chart:categories table:cell-range-address="Sheet1.A1:Sheet1.A2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256" chart:label-cell-address="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_a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256</svg:desc>
                </draw:g>
              </table:table-cell>
              <table:table-cell office:value-type="float" office:value="57">
                <text:p>57</text:p>
                <draw:g>
                  <svg:desc>Sheet1.B1:Sheet1.B25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209cm" svg:height="13.421cm" xlink:href=".." xlink:type="simple" chart:class="chart:bar" chart:style-name="ch1">
        <chart:legend chart:legend-position="end" svg:x="24.263cm" svg:y="6.411cm" style:legend-expansion="high" chart:style-name="ch2"/>
        <chart:plot-area chart:style-name="ch3" table:cell-range-address="Sheet1.A1:Sheet1.A256 Sheet1.C1:Sheet1.C256" chart:data-source-has-labels="both" svg:x="1.535cm" svg:y="1.207cm" svg:width="21.68cm" svg:height="10.965cm">
          <chartooo:coordinate-region svg:x="2.527cm" svg:y="1.406cm" svg:width="20.688cm" svg:height="9.842cm"/>
          <chart:axis chart:dimension="x" chart:name="primary-x" chart:style-name="ch4" chartooo:axis-type="auto">
            <chartooo:date-scale/>
            <chart:title svg:x="11.564cm" svg:y="12.44cm" chart:style-name="ch5">
              <text:p>gray value</text:p>
            </chart:title>
            <chart:categories table:cell-range-address="Sheet1.A1:Sheet1.A256"/>
          </chart:axis>
          <chart:axis chart:dimension="y" chart:name="primary-y" chart:style-name="ch6">
            <chart:title svg:x="0.451cm" svg:y="7.5cm" chart:style-name="ch7">
              <text:p>occurence</text:p>
            </chart:title>
            <chart:grid chart:style-name="ch8" chart:class="major"/>
          </chart:axis>
          <chart:series chart:style-name="ch9" chart:values-cell-range-address="Sheet1.C1:Sheet1.C256" chart:label-cell-address="" chart:class="chart:ba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_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256</svg:desc>
                </draw:g>
              </table:table-cell>
              <table:table-cell office:value-type="float" office:value="922">
                <text:p>922</text:p>
                <draw:g>
                  <svg:desc>Sheet1.C1:Sheet1.C25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9cm" svg:height="12.353cm" xlink:href=".." xlink:type="simple" chart:class="chart:bar" chart:style-name="ch1">
        <chart:legend chart:legend-position="end" svg:x="25.144cm" svg:y="5.877cm" style:legend-expansion="high" chart:style-name="ch2"/>
        <chart:plot-area chart:style-name="ch3" table:cell-range-address="Sheet1.A1:Sheet1.A256 Sheet1.D1:Sheet1.D256" chart:data-source-has-labels="both" svg:x="1.552cm" svg:y="1.123cm" svg:width="22.51cm" svg:height="10.002cm">
          <chartooo:coordinate-region svg:x="2.173cm" svg:y="1.322cm" svg:width="21.889cm" svg:height="8.879cm"/>
          <chart:axis chart:dimension="x" chart:name="primary-x" chart:style-name="ch4" chartooo:axis-type="auto">
            <chartooo:date-scale/>
            <chart:title svg:x="11.996cm" svg:y="11.372cm" chart:style-name="ch5">
              <text:p>gray value</text:p>
            </chart:title>
            <chart:categories table:cell-range-address="Sheet1.A1:Sheet1.A256"/>
          </chart:axis>
          <chart:axis chart:dimension="y" chart:name="primary-y" chart:style-name="ch6">
            <chart:title svg:x="0.451cm" svg:y="6.935cm" chart:style-name="ch7">
              <text:p>occurence</text:p>
            </chart:title>
            <chart:grid chart:style-name="ch8" chart:class="major"/>
          </chart:axis>
          <chart:series chart:style-name="ch9" chart:values-cell-range-address="Sheet1.D1:Sheet1.D256" chart:label-cell-address="" chart:class="chart:ba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_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256</svg:desc>
                </draw:g>
              </table:table-cell>
              <table:table-cell office:value-type="float" office:value="6">
                <text:p>6</text:p>
                <draw:g>
                  <svg:desc>Sheet1.D1:Sheet1.D25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